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13.3cm" fo:wrap-option="wrap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13.3cm" fo:wrap-option="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6.3cm"/>
      <style:paragraph-properties style:writing-mode="lr-tb"/>
    </style:style>
    <style:style style:name="gr5" style:family="graphic" style:parent-style-name="standard">
      <style:graphic-properties draw:stroke="none" draw:fill="none" fo:min-height="2.135cm"/>
      <style:paragraph-properties style:writing-mode="lr-tb"/>
    </style:style>
    <style:style style:name="gr6" style:family="graphic" style:parent-style-name="standard">
      <style:graphic-properties draw:stroke="none" draw:fill="none" fo:min-height="2.846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13.8cm" svg:height="1.6cm" svg:x="3.6cm" svg:y="6cm">
          <text:p text:style-name="P1">Bienvenue sur le site du Citoyen Bénévo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8cm" svg:height="1.4cm" svg:x="3.6cm" svg:y="7.8cm">
          <text:p text:style-name="P1">Je suis 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2cm" svg:x="3.6cm" svg:y="9.2cm">
          <text:p text:style-name="P2">un.e citoyen.n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8cm" svg:height="1.2cm" svg:x="10.6cm" svg:y="9.2cm">
          <text:p text:style-name="P2">Une asso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0.61cm" svg:height="2.385cm" svg:x="0.535cm" svg:y="13.03cm">
          <draw:text-box>
            <text:p>Propose tes compétences aux associations </text:p>
            <text:p>Ces dernières expose leurs besoins du moment, à toi de jouer pour leur donner un coup de main !;)</text:p>
          </draw:text-box>
        </draw:frame>
        <draw:frame draw:style-name="gr6" draw:text-style-name="P3" draw:layer="layout" svg:width="20.678cm" svg:height="7.361cm" svg:x="0.4cm" svg:y="17.304cm">
          <draw:text-box>
            <text:p>Formulaire : une fois que les données ont été envoyées, comment les traiter ? Souhaitez-vous recevoir le message automatiquement par mail ou préférez-vous qu'un programme se charge de l'enregistrer quelque part, puis de l'afficher sur une page visible par tout le monde ?</text:p>
            <text:p>=&gt; connexion asso : affichage rep des CB dans page perso et/ou envoie un mail à l’asso </text:p>
            <text:p>Mentions à faire apparaître : nom/pseudo, mail, opt tel, case : j’accepte que mes données soient transmise à l’asso suivante.. ; case : j’accepte que l’asso me recontacte pour d’autres projets nécessitant cette même compétence ultérieurment ; période de disponibilité (date déb – date fin)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Standard" style:page-layout-name="PM1" draw:style-name="Mdp1">
      <draw:frame presentation:style-name="Standard-title" draw:layer="backgroundobjects" svg:width="18.899cm" svg:height="4.675cm" svg:x="1.05cm" svg:y="1.115cm" presentation:class="title" presentation:placeholder="true">
        <draw:text-box/>
      </draw:frame>
      <draw:frame presentation:style-name="Standard-outline1" draw:layer="backgroundobjects" svg:width="18.899cm" svg:height="16.239cm" svg:x="1.05cm" svg:y="6.55cm" presentation:class="outline" presentation:placeholder="true">
        <draw:text-box/>
      </draw:frame>
      <draw:frame presentation:style-name="Mpr1" draw:text-style-name="MP2" draw:layer="backgroundobjects" svg:width="4.892cm" svg:height="1.929cm" svg:x="1.05cm" svg:y="25.50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929cm" svg:x="7.182cm" svg:y="25.50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929cm" svg:x="15.057cm" svg:y="25.506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2T16:38:25.248000000</meta:creation-date>
    <dc:date>2020-05-22T18:23:43.501000000</dc:date>
    <meta:editing-duration>PT1H2M36S</meta:editing-duration>
    <meta:editing-cycles>2</meta:editing-cycles>
    <meta:generator>LibreOffice/6.4.3.2$Windows_X86_64 LibreOffice_project/747b5d0ebf89f41c860ec2a39efd7cb15b54f2d8</meta:generator>
    <meta:document-statistic meta:object-count="29"/>
  </office:meta>
</office:document-meta>
</file>